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d134" officeooo:paragraph-rsid="0006d134"/>
    </style:style>
    <style:style style:name="P2" style:family="paragraph" style:parent-style-name="Standard">
      <style:text-properties officeooo:paragraph-rsid="0006d134"/>
    </style:style>
    <style:style style:name="P3" style:family="paragraph" style:parent-style-name="Standard">
      <style:text-properties officeooo:rsid="000887b1" officeooo:paragraph-rsid="000887b1"/>
    </style:style>
    <style:style style:name="P4" style:family="paragraph" style:parent-style-name="Standard">
      <style:text-properties officeooo:rsid="000900fe" officeooo:paragraph-rsid="000900fe"/>
    </style:style>
    <style:style style:name="P5" style:family="paragraph" style:parent-style-name="Standard">
      <style:text-properties officeooo:rsid="000adb88" officeooo:paragraph-rsid="000adb88"/>
    </style:style>
    <style:style style:name="P6" style:family="paragraph" style:parent-style-name="Standard">
      <style:text-properties officeooo:rsid="000bfdb1" officeooo:paragraph-rsid="000bfdb1"/>
    </style:style>
    <style:style style:name="P7" style:family="paragraph" style:parent-style-name="Standard">
      <style:text-properties officeooo:rsid="0014ade6" officeooo:paragraph-rsid="0014ade6"/>
    </style:style>
    <style:style style:name="P8" style:family="paragraph" style:parent-style-name="Standard">
      <style:text-properties officeooo:rsid="0015de53" officeooo:paragraph-rsid="0015de53"/>
    </style:style>
    <style:style style:name="P9" style:family="paragraph" style:parent-style-name="Standard">
      <style:text-properties officeooo:rsid="0016af14" officeooo:paragraph-rsid="0016af14"/>
    </style:style>
    <style:style style:name="P10" style:family="paragraph" style:parent-style-name="Standard">
      <style:text-properties fo:font-weight="bold" officeooo:rsid="000adb88" officeooo:paragraph-rsid="000adb88" style:font-weight-asian="bold" style:font-weight-complex="bold"/>
    </style:style>
    <style:style style:name="P11" style:family="paragraph" style:parent-style-name="Standard">
      <style:text-properties fo:font-weight="bold" officeooo:rsid="0006d134" officeooo:paragraph-rsid="0006d134" style:font-weight-asian="bold" style:font-weight-complex="bold"/>
    </style:style>
    <style:style style:name="P12" style:family="paragraph" style:parent-style-name="Standard" style:list-style-name="L1">
      <style:text-properties fo:font-weight="bold" officeooo:rsid="000887b1" officeooo:paragraph-rsid="000887b1" style:font-weight-asian="bold" style:font-weight-complex="bold"/>
    </style:style>
    <style:style style:name="P13" style:family="paragraph" style:parent-style-name="Standard">
      <style:text-properties fo:font-weight="bold" officeooo:rsid="0014ade6" officeooo:paragraph-rsid="0014ade6" style:font-weight-asian="bold" style:font-weight-complex="bold"/>
    </style:style>
    <style:style style:name="P14" style:family="paragraph" style:parent-style-name="Standard">
      <style:paragraph-properties fo:margin-left="0in" fo:margin-right="0in" fo:margin-top="0in" fo:margin-bottom="0in" style:contextual-spacing="false" style:line-height-at-least="0.198in" fo:text-indent="0in" style:auto-text-indent="false"/>
      <style:text-properties fo:font-variant="normal" fo:text-transform="none" fo:color="#666666" style:font-name="Arial" fo:font-size="9pt" fo:letter-spacing="normal" fo:font-style="normal" fo:font-weight="normal" fo:padding="0in" fo:border="none"/>
    </style:style>
    <style:style style:name="T1" style:family="text">
      <style:text-properties officeooo:rsid="0006d134"/>
    </style:style>
    <style:style style:name="T2" style:family="text">
      <style:text-properties officeooo:rsid="000887b1"/>
    </style:style>
    <style:style style:name="T3" style:family="text">
      <style:text-properties officeooo:rsid="000dbeb5"/>
    </style:style>
    <style:style style:name="T4" style:family="text">
      <style:text-properties officeooo:rsid="000f9445"/>
    </style:style>
    <style:style style:name="T5" style:family="text">
      <style:text-properties officeooo:rsid="00117c35"/>
    </style:style>
    <style:style style:name="T6" style:family="text">
      <style:text-properties officeooo:rsid="00133d23"/>
    </style:style>
    <style:style style:name="T7" style:family="text">
      <style:text-properties officeooo:rsid="0013d417"/>
    </style:style>
    <style:style style:name="T8" style:family="text">
      <style:text-properties officeooo:rsid="0014ade6"/>
    </style:style>
    <style:style style:name="T9" style:family="text">
      <style:text-properties officeooo:rsid="0016af1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Määrittelydokunetti <text:s text:c="14"/>Tietorakenteiden ja algoritmien harjoitustyö <text:s text:c="9"/>Pihla Toivanen</text:span></text:p>
      <text:p text:style-name="P14"/>
      <text:p text:style-name="P10">Ongelma</text:p>
      <text:p text:style-name="P5"/>
      <text:p text:style-name="P6">Kuvien piksel<text:span text:style-name="T9">eide</text:span>n arvot voivat olla suuria, ja yhdessä kuvassa vaikkapa jokainen arvo voi olla eri. Tällöin kuva vie paljon muistitilaa. <text:span text:style-name="T3">On kuitenkin olemassa sekä häviöllisiä että häviöttömiä pakkausmetodeja tilantarpeen pienentämiseksi. Häviöllisissä pakkausalgoritmeissa kuvien pikseleihin sovelletaan matemaattisia muunnoksia, jotka myös pyöristävät arvoja. joten dataa häviää. Yleensä kuvat on kuitenkin tarkoitettu vain ihmissilmän katsottaviksi. <text:s/></text:span></text:p>
      <text:p text:style-name="P4"/>
      <text:p text:style-name="P1"/>
      <text:p text:style-name="P11">Algoritmi ja tietorakenteet</text:p>
      <text:p text:style-name="P1"/>
      <text:p text:style-name="P1">Toteutan työssäni JPEG -kuvanpakkausalgoritmin. Siihen kuuluu neljä vaihetta, joista jokai<text:span text:style-name="T9">sen voi toteuttaa myös käänteisesti</text:span>, joskin ei aina symmetrisesti. </text:p>
      <text:p text:style-name="P1"/>
      <text:list xml:id="list4532999656574800135" text:style-name="L1">
        <text:list-item>
          <text:p text:style-name="P12">Esikäsitte<text:span text:style-name="T4">ly</text:span></text:p>
        </text:list-item>
      </text:list>
      <text:p text:style-name="P3"><text:s text:c="10"/></text:p>
      <text:p text:style-name="P3"><text:s text:c="6"/><text:span text:style-name="T4">Esikäsittely ottaa parametrinaan kuvan, joka sisältää vain pikseleiden arvoja 8-bittisinä YCrCb <text:s text:c="3"/></text:span></text:p>
      <text:p text:style-name="P3"><text:s text:c="6"/>-<text:span text:style-name="T4">arvoina. Mikäli kuva ei ole tässä muodossa, sitä täytyy muokata. Kuva jaetaan 8*8 pikselin <text:s/></text:span></text:p>
      <text:p text:style-name="P3"><text:s text:c="7"/><text:span text:style-name="T5">blokkeihin, ja vähennetään jokaisesta pikselistä luku 127. </text:span></text:p>
      <text:p text:style-name="P3"/>
      <text:list xml:id="list233703207903831" text:continue-numbering="true" text:style-name="L1">
        <text:list-item>
          <text:p text:style-name="P12">Transformaatio</text:p>
        </text:list-item>
      </text:list>
      <text:p text:style-name="P3"/>
      <text:p text:style-name="P3"><text:s text:c="6"/><text:span text:style-name="T6">Tavoitteenani on tehdä DCT – eli diskreetti kosinimuunnos. Siinä jokainen esikäsitelty blokki </text:span></text:p>
      <text:p text:style-name="P3"><text:s text:c="6"/><text:span text:style-name="T6">kerrotaan tietynlaisella kosinimatriisilla tämän muunnoksen kaavan mukaisesti. </text:span></text:p>
      <text:p text:style-name="P3"/>
      <text:list xml:id="list233702863316812" text:continue-numbering="true" text:style-name="L1">
        <text:list-item>
          <text:p text:style-name="P12">Arvojen muokkaus</text:p>
        </text:list-item>
      </text:list>
      <text:p text:style-name="P3"/>
      <text:p text:style-name="P3"><text:s text:c="6"/><text:span text:style-name="T6">Tässä vaiheessa arvot ovat liukulukuja, joten täytyy tehdä päätöksiä niiden pyöristämisestä ja <text:s/></text:span></text:p>
      <text:p text:style-name="P3"><text:s text:c="6"/><text:span text:style-name="T6">muusta koodausta edeltävästä muokkauksesta. JPEGin nimi häviöllisenä pakkausalgoritmina </text:span></text:p>
      <text:p text:style-name="P3"><text:s text:c="6"/><text:span text:style-name="T7">tulee tästä vaiheesta, sillä arvojen pyöristyksen jälkeen niitä ei voida käänteisessä vaiheessa </text:span></text:p>
      <text:p text:style-name="P3"><text:s text:c="6"/><text:span text:style-name="T7">enää muuttaa täysin samoiksi. </text:span></text:p>
      <text:p text:style-name="P3"/>
      <text:list xml:id="list233704403905320" text:continue-numbering="true" text:style-name="L1">
        <text:list-item>
          <text:p text:style-name="P12">Koodaus</text:p>
        </text:list-item>
      </text:list>
      <text:p text:style-name="P3"><text:s text:c="6"/></text:p>
      <text:p text:style-name="P3"><text:s text:c="6"/><text:span text:style-name="T7">Arvot koodataan Huffman -koodauksella. Tunnistetaan pikselit, jotka esiintyvät usein, ja </text:span></text:p>
      <text:p text:style-name="P3"><text:s text:c="5"/><text:span text:style-name="T8">tehdään sanakirjapuu, jossa pikselit saavat frekvenssiensä mukaan uudet arvot. </text:span></text:p>
      <text:p text:style-name="P3"/>
      <text:p text:style-name="P3"/>
      <text:p text:style-name="P13">Aika -ja tilavaativuudet</text:p>
      <text:p text:style-name="P7"/>
      <text:p text:style-name="P8">Transformaatiovaihe on O(n), missä n on pikselien määrä. Huffman-koodaus on myös O(n). En ole vielä perillä muiden vaiheiden aikavaativuuksista, mutta luultavasti nekin ovat polynomiaikaisia. </text:p>
      <text:p text:style-name="P8"/>
      <text:p text:style-name="P8">Lähteet: </text:p>
      <text:p text:style-name="P8"/>
      <text:p text:style-name="P9"><text:a xlink:type="simple" xlink:href="http://stackoverflow.com/questions/6189765/big-o-complexities-of-algorithms-lzw-and-huffman">http://stackoverflow.com/questions/6189765/big-o-complexities-of-algorithms-lzw-and-huffman</text:a></text:p>
      <text:p text:style-name="P9"><text:a xlink:type="simple" xlink:href="http://www.whydomath.org/node/wavlets/basicjpg.html">http://www.whydomath.org/node/wavlets/basicjpg.html</text:a></text:p>
      <text:p text:style-name="P9"><text:a xlink:type="simple" xlink:href="http://www.ams.org/samplings/feature-column/fcarc-image-compression">http://www.ams.org/samplings/feature-column/fcarc-image-compression</text:a></text:p>
      <text:p text:style-name="P9"><text:a xlink:type="simple" xlink:href="http://www.whydomath.org/node/wavlets/dct.html">http://www.whydomath.org/node/wavlets/dct.html</text:a></text:p>
      <text:p text:style-name="P9"/>
      <text:p text:style-name="P3"><text:soft-pag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4T22:55:02.025396151</meta:creation-date>
    <dc:date>2015-01-14T23:37:02.431206683</dc:date>
    <meta:editing-duration>PT27M53S</meta:editing-duration>
    <meta:editing-cycles>13</meta:editing-cycles>
    <meta:generator>LibreOffice/4.2.7.2$Linux_X86_64 LibreOffice_project/420m0$Build-2</meta:generator>
    <meta:document-statistic meta:table-count="0" meta:image-count="0" meta:object-count="0" meta:page-count="2" meta:paragraph-count="29" meta:word-count="227" meta:character-count="2269" meta:non-whitespace-character-count="1946"/>
  </office:meta>
</office:document-meta>
</file>